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ED6000003105D7D3380.png" manifest:media-type="image/png"/>
  <manifest:file-entry manifest:full-path="Pictures/10000001000002B900000131281861AD.png" manifest:media-type="image/png"/>
  <manifest:file-entry manifest:full-path="Pictures/10000001000002C3000002C33792EA42.png" manifest:media-type="image/png"/>
  <manifest:file-entry manifest:full-path="Pictures/10000001000002CB00000214D28943E8.png" manifest:media-type="image/png"/>
  <manifest:file-entry manifest:full-path="Pictures/1000000100000043000000435D6C581D.png" manifest:media-type="image/png"/>
  <manifest:file-entry manifest:full-path="Pictures/100000010000007700000040DC1DA863.png" manifest:media-type="image/png"/>
  <manifest:file-entry manifest:full-path="Pictures/100000010000004700000048543ED035.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7.061cm" fo:min-width="0.077cm" fo:padding-top="0.125cm" fo:padding-bottom="0.125cm" fo:padding-left="0.25cm" fo:padding-right="0.25cm" fo:wrap-option="wrap" draw:shadow="visible" draw:shadow-offset-x="0.124cm" draw:shadow-offset-y="0.124cm" draw:shadow-color="#ffffff" draw:shadow-opacity="40%" loext:shadow-blur="0.141cm" loext:decorative="false"/>
    </style:style>
    <style:style style:name="gr3"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6"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7"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8" style:family="graphic" style:parent-style-name="standard" style:list-style-name="L6">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9"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0" style:family="graphic" style:parent-style-name="standard" style:list-style-name="L6">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11"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12" style:family="graphic" style:parent-style-name="standard" style:list-style-name="L6">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3"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14" style:family="graphic" style:parent-style-name="standard" style:list-style-name="L10">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15"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1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7" style:family="graphic">
      <style:graphic-properties style:writing-mode="lr-tb" loext:decorative="false"/>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3" style:family="graphic" style:parent-style-name="standard" style:list-style-name="L1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24" style:family="graphic" style:parent-style-name="standard" style:list-style-name="L13">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25"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26" style:family="graphic" style:parent-style-name="standard" style:list-style-name="L1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27" style:family="graphic" style:parent-style-name="standard" style:list-style-name="L6">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8" style:family="graphic" style:parent-style-name="standard" style:list-style-name="L13">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29"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0"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1"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72cm" fo:padding-top="0.1cm" fo:padding-bottom="0.1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6">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72cm" fo:padding-top="0.1cm" fo:padding-bottom="0.1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color="#000000" loext:opacity="100%" style:font-name="Calibri" fo:font-size="18pt" style:letter-kerning="true" style:font-name-asian="Microsoft YaHei" style:font-size-asian="18pt" style:font-name-complex="Arial" style:font-size-complex="18pt" fo:hyphenate="false">
        <loext:char-complex-color loext:theme-type="dark1" loext:color-type="theme"/>
      </style:text-properties>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000000" loext:opacity="100%" style:font-name="Calibri" fo:font-size="18pt" style:letter-kerning="true" style:font-name-asian="Microsoft YaHei" style:font-size-asian="18pt" style:font-name-complex="Arial" style:font-size-complex="18pt" fo:hyphenate="false">
        <loext:char-complex-color loext:theme-type="dark1" loext:color-type="theme"/>
      </style:text-properties>
    </style:style>
    <style:style style:name="P3" style:family="paragraph">
      <loext:graphic-properties draw:fill-color="#ffffff"/>
    </style:style>
    <style:style style:name="P4"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18pt" fo:hyphenate="false"/>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6"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 style:family="paragraph">
      <loext:graphic-properties draw:fill="none"/>
      <style:paragraph-properties fo:text-align="start"/>
      <style:text-properties fo:font-size="18pt"/>
    </style:style>
    <style:style style:name="P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3"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4" style:family="paragraph">
      <loext:graphic-properties draw:fill="gradient" draw:fill-gradient-name="Gradient_20_1"/>
      <style:paragraph-properties fo:text-align="start" style:font-independent-line-spacing="true"/>
      <style:text-properties fo:font-size="44pt"/>
    </style:style>
    <style:style style:name="P1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7"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8"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9"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20"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21"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0"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3"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4"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7"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access" draw:style-name="dp1" draw:master-page-name="Title_20_Slide" presentation:presentation-page-layout-name="AL1T0">
        <draw:frame presentation:style-name="pr1" draw:text-style-name="P2" draw:layer="layout" svg:width="2.79cm" svg:height="0.972cm" svg:x="0.21cm" svg:y="0.281cm" presentation:class="title" presentation:user-transformed="true">
          <draw:text-box>
            <text:p text:style-name="P1">1. access</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presentation:style-name="pr3" draw:text-style-name="P4" draw:layer="layout" svg:width="2.434cm" svg:height="0.972cm" svg:x="0.2cm" svg:y="0.281cm" presentation:class="title" presentation:user-transformed="true">
          <draw:text-box>
            <text:p text:style-name="P1">2. what</text:p>
          </draw:text-box>
        </draw:frame>
        <draw:custom-shape draw:style-name="gr2" draw:text-style-name="P6" draw:layer="layout" svg:width="0.576cm" svg:height="17.31cm" svg:x="0.167cm" svg:y="1.5cm">
          <text:p text:style-name="P5"><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7" draw:layer="layout" svg:width="7.69cm" svg:height="5.721cm" svg:x="2.318cm" svg:y="8.897cm">
          <draw:image xlink:href="Pictures/10000001000002CB00000214D28943E8.png" xlink:type="simple" xlink:show="embed" xlink:actuate="onLoad" draw:mime-type="image/png">
            <text:p/>
          </draw:image>
        </draw:frame>
        <draw:frame draw:style-name="gr3" draw:text-style-name="P7" draw:layer="layout" svg:width="26.708cm" svg:height="5.512cm" svg:x="2.292cm" svg:y="2.488cm">
          <draw:image xlink:href="Pictures/1000000100000ED6000003105D7D3380.png" xlink:type="simple" xlink:show="embed" xlink:actuate="onLoad" draw:mime-type="image/png">
            <text:p/>
          </draw:image>
        </draw:frame>
        <draw:custom-shape draw:style-name="gr4" draw:text-style-name="P8" draw:layer="layout" svg:width="2.761cm" svg:height="0.549cm" svg:x="23.922cm" svg:y="2.752cm">
          <text:p text:style-name="P5"><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8" draw:layer="layout" svg:width="2.761cm" svg:height="0.549cm" svg:x="2.239cm" svg:y="7.5cm">
          <text:p text:style-name="P5"><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0" draw:layer="layout" svg:width="2.83cm" svg:height="1.742cm" svg:x="24.858cm" svg:y="0.295cm">
          <text:list text:style-name="L4">
            <text:list-item>
              <text:p text:style-name="P9"><text:span text:style-name="T2">generate </text:span></text:p>
            </text:list-item>
          </text:list>
          <text:list text:style-name="L5">
            <text:list-item>
              <text:list>
                <text:list-item>
                  <text:p text:style-name="P9"><text:span text:style-name="T2">new</text:span></text:p>
                </text:list-item>
              </text:list>
            </text:list-item>
            <text:list-item>
              <text:p text:style-name="P9"><text:span text:style-name="T2">api key</text:span></text:p>
            </text:list-item>
          </text:list>
          <draw:enhanced-geometry draw:mirror-horizontal="false" draw:mirror-vertical="false" draw:text-areas="0 0 ?f37 ?f36" svg:viewBox="0 0 0 0" draw:type="ooxml-wedgeRectCallout" draw:modifiers="34018 8002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 draw:text-style-name="P10" draw:layer="layout" svg:width="2.83cm" svg:height="1.742cm" svg:x="10.93cm" svg:y="10.477cm">
          <text:list text:style-name="L4">
            <text:list-item>
              <text:p text:style-name="P9"><text:span text:style-name="T2">insert</text:span></text:p>
            </text:list-item>
          </text:list>
          <text:list text:style-name="L5">
            <text:list-item>
              <text:list>
                <text:list-item>
                  <text:p text:style-name="P9"><text:span text:style-name="T2">new</text:span></text:p>
                </text:list-item>
              </text:list>
            </text:list-item>
            <text:list-item>
              <text:p text:style-name="P9"><text:span text:style-name="T2">api key</text:span></text:p>
            </text:list-item>
          </text:list>
          <draw:enhanced-geometry draw:mirror-horizontal="false" draw:mirror-vertical="false" draw:text-areas="0 0 ?f37 ?f36" svg:viewBox="0 0 0 0" draw:type="ooxml-wedgeRectCallout" draw:modifiers="-81112 -22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7" draw:text-style-name="P6" draw:layer="layout" svg:width="0.576cm" svg:height="16.64cm" svg:x="0.449cm" svg:y="1.781cm">
          <text:p text:style-name="P5"><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2" draw:layer="layout" svg:width="3.929cm" svg:height="0.77cm" svg:x="0.784cm" svg:y="2.058cm">
          <text:p text:style-name="P11"><text:span text:style-name="T3">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4" draw:text-style-name="P14" draw:layer="layout" svg:width="3.755cm" svg:height="1.026cm" svg:x="0.449cm" svg:y="0.514cm" presentation:class="title" presentation:user-transformed="true">
          <draw:text-box>
            <text:p text:style-name="P13"><text:span text:style-name="T4">Z. template</text:span></text:p>
          </draw:text-box>
        </draw:frame>
        <draw:custom-shape draw:style-name="gr9" draw:text-style-name="P15" draw:layer="layout" svg:width="0.697cm" svg:height="8.56cm" svg:x="11.085cm" svg:y="1.781cm">
          <text:p text:style-name="P5"><text:span text:style-name="T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10" draw:text-style-name="P16" draw:layer="layout" svg:width="4.105cm" svg:height="0.77cm" svg:x="0.842cm" svg:y="3.499cm">
          <text:p text:style-name="P5"><text:span text:style-name="T6">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1" draw:text-style-name="P16" draw:layer="layout" svg:width="4.507cm" svg:height="1.73cm" svg:x="0.915cm" svg:y="16.792cm">
          <text:p text:style-name="P5"><text:span text:style-name="T7">succes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2" draw:text-style-name="P16" draw:layer="layout" svg:width="1.375cm" svg:height="1.291cm" svg:x="0.789cm" svg:y="13.697cm">
          <text:p text:style-name="P5"><text:span text:style-name="T8">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 draw:text-style-name="P17" draw:layer="layout" svg:width="1.736cm" svg:height="2.138cm" svg:x="2.297cm" svg:y="13.139cm">
          <text:p text:style-name="P11"><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0" draw:layer="layout" svg:width="3.921cm" svg:height="0.801cm" svg:x="5.994cm" svg:y="3.457cm">
          <text:list text:style-name="L10">
            <text:list-item>
              <text:p text:style-name="P9"><text:span text:style-name="T10">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5" draw:text-style-name="P10" draw:layer="layout" svg:width="7.87cm" svg:height="2.651cm" svg:x="1.657cm" svg:y="5.047cm">
          <text:list text:style-name="L10">
            <text:list-item>
              <text:p text:style-name="P9"><text:span text:style-name="T11">A </text:span><text:span text:style-name="T12">slash</text:span><text:span text:style-name="T11"> </text:span></text:p>
            </text:list-item>
          </text:list>
          <text:list text:style-name="L11">
            <text:list-item>
              <text:list>
                <text:list-item>
                  <text:p text:style-name="P9"><text:span text:style-name="T11">followed </text:span></text:p>
                </text:list-item>
              </text:list>
            </text:list-item>
            <text:list-item>
              <text:p text:style-name="P9"><text:span text:style-name="T11">by </text:span></text:p>
              <text:list>
                <text:list-item>
                  <text:p text:style-name="P9"><text:span text:style-name="T12">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7.83cm" svg:height="3.426cm" svg:x="11.73cm" svg:y="2.936cm">
          <draw:image xlink:href="Pictures/10000001000002B900000131281861AD.png" xlink:type="simple" xlink:show="embed" xlink:actuate="onLoad" draw:mime-type="image/png">
            <text:p/>
          </draw:image>
        </draw:frame>
        <draw:g draw:style-name="gr17">
          <draw:custom-shape draw:name="Retângulo 5" draw:style-name="gr18" draw:text-style-name="P17" draw:layer="layout" svg:width="4.279cm" svg:height="0.77cm" svg:x="1.28cm" svg:y="11.645cm">
            <text:p text:style-name="P11"><text:span text:style-name="T13"><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9" draw:text-style-name="P7"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7">
          <draw:frame draw:name="Picture 27" draw:style-name="gr20" draw:text-style-name="P7"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21" draw:text-style-name="P17" draw:layer="layout" svg:width="2.629cm" svg:height="0.77cm" svg:x="2.039cm" svg:y="10.48cm">
            <text:p text:style-name="P11"><text:span text:style-name="T13"><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7">
          <draw:custom-shape draw:name="Retângulo 5" draw:style-name="gr22" draw:text-style-name="P17" draw:layer="layout" svg:width="2.946cm" svg:height="0.77cm" svg:x="1.626cm" svg:y="9.336cm">
            <text:p text:style-name="P11"><text:span text:style-name="T13"><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9" draw:text-style-name="P7"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7">
          <draw:custom-shape draw:name="CaixaDeTexto 17" draw:style-name="gr23" draw:text-style-name="P1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11"><text:span text:style-name="T14"><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9" draw:text-style-name="P7"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24" draw:text-style-name="P19" draw:layer="layout" svg:width="4.628cm" svg:height="1.229cm" svg:x="0.914cm" svg:y="15.282cm">
          <text:list text:style-name="L13">
            <text:list-item>
              <text:p text:style-name="P18"><text:span text:style-name="T15">every key-frame</text:span></text:p>
            </text:list-item>
            <text:list-item>
              <text:p text:style-name="P18"><text:span text:style-name="T15">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25" draw:text-style-name="P7" draw:layer="layout" draw:line-skew="3.487cm" svg:x1="10.639cm" svg:y1="12.164cm" svg:x2="20.582cm" svg:y2="10.101cm" draw:start-shape="id1" draw:start-glue-point="3" svg:d="M10639 12164h3487v-2063h6456" svg:viewBox="0 0 9944 2064">
          <text:p/>
        </draw:connector>
        <draw:custom-shape draw:style-name="gr4" draw:text-style-name="P8" draw:layer="layout" svg:width="5.686cm" svg:height="1.235cm" svg:x="11.73cm" svg:y="7.483cm">
          <text:p text:style-name="P5"><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0" draw:layer="layout" svg:width="2.685cm" svg:height="1.229cm" svg:x="25.323cm" svg:y="3.211cm">
          <text:list text:style-name="L13">
            <text:list-item>
              <text:p text:style-name="P9"><text:span text:style-name="T2">download </text:span></text:p>
            </text:list-item>
          </text:list>
          <text:list text:style-name="L14">
            <text:list-item>
              <text:list>
                <text:list-item>
                  <text:p text:style-name="P9"><text:span text:style-name="T2">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7" draw:text-style-name="P12" draw:layer="layout" svg:width="1.125cm" svg:height="0.685cm" svg:x="23.401cm" svg:y="3.756cm">
          <text:p text:style-name="P11"><text:span text:style-name="T16">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8" draw:text-style-name="P10" draw:layer="layout" svg:width="2.685cm" svg:height="1.229cm" svg:x="28.681cm" svg:y="3.211cm">
          <text:list text:style-name="L13">
            <text:list-item>
              <text:p text:style-name="P9"><text:span text:style-name="T2">download </text:span></text:p>
            </text:list-item>
          </text:list>
          <text:list text:style-name="L14">
            <text:list-item>
              <text:list>
                <text:list-item>
                  <text:p text:style-name="P9"><text:span text:style-name="T2">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7">
          <draw:frame draw:name="Picture 4" draw:style-name="gr19" draw:text-style-name="P7"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29" draw:text-style-name="P17" draw:layer="layout" svg:width="2.056cm" svg:height="0.77cm" svg:x="5.523cm" svg:y="10.48cm">
            <text:p text:style-name="P11"><text:span text:style-name="T17"><text:a xlink:href="#Slide 3"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7">
          <draw:frame draw:name="Picture 2" draw:style-name="gr19" draw:text-style-name="P7"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30" draw:text-style-name="P17" draw:layer="layout" svg:width="1.371cm" svg:height="0.599cm" svg:x="1.176cm" svg:y="12.719cm">
            <text:p text:style-name="P11"><text:span text:style-name="T18"><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1" draw:text-style-name="P21" xml:id="id1" draw:id="id1" draw:layer="layout" svg:width="0.33cm" svg:height="1.108cm" svg:x="10.639cm" svg:y="11.61cm">
          <text:p text:style-name="P20"><text:span text:style-name="T19"/></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1"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37</meta:editing-cycles>
    <meta:creation-date>2019-03-25T09:18:39</meta:creation-date>
    <dc:date>2025-05-23T14:15:17.553193200</dc:date>
    <meta:editing-duration>P48DT12H40M16S</meta:editing-duration>
    <meta:generator>LibreOffice/25.2.2.2$Windows_X86_64 LibreOffice_project/7370d4be9e3cf6031a51beef54ff3bda878e3fac</meta:generator>
    <meta:document-statistic meta:object-count="308"/>
    <meta:user-defined meta:name="AppVersion">16.0000</meta:user-defined>
    <meta:user-defined meta:name="PresentationFormat">Widescreen</meta:user-defined>
    <meta:user-defined meta:name="Slides" meta:value-type="float">3</meta:user-defined>
  </office:meta>
</office:document-meta>
</file>